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none" fo:font-weight="normal" officeooo:rsid="000103cc" officeooo:paragraph-rsid="0024bf5c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normal" officeooo:rsid="000103cc" officeooo:paragraph-rsid="0024bf5c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24bf5c" officeooo:paragraph-rsid="0024bf5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24bf5c" officeooo:paragraph-rsid="003bb655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3bb655" officeooo:paragraph-rsid="003bb655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103cc" officeooo:paragraph-rsid="0024bf5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3cd33a" officeooo:paragraph-rsid="003cd33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bb655" officeooo:paragraph-rsid="003bb65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cd33a" officeooo:paragraph-rsid="003cd33a" style:font-weight-asian="normal" style:font-weight-complex="normal"/>
    </style:style>
    <style:style style:name="P10" style:family="paragraph" style:parent-style-name="Standard">
      <style:text-properties officeooo:rsid="0010faa8" officeooo:paragraph-rsid="0010faa8"/>
    </style:style>
    <style:style style:name="P11" style:family="paragraph" style:parent-style-name="Standard">
      <style:paragraph-properties fo:line-height="115%"/>
      <style:text-properties officeooo:rsid="0010faa8" officeooo:paragraph-rsid="0010faa8"/>
    </style:style>
    <style:style style:name="P12" style:family="paragraph" style:parent-style-name="Standard">
      <style:paragraph-properties fo:text-align="center" style:justify-single-word="false"/>
      <style:text-properties fo:font-style="italic" fo:font-weight="normal" officeooo:rsid="0014917d" officeooo:paragraph-rsid="0014917d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line-height="115%"/>
      <style:text-properties officeooo:rsid="00129b41" officeooo:paragraph-rsid="00129b41"/>
    </style:style>
    <style:style style:name="P14" style:family="paragraph" style:parent-style-name="Standard">
      <style:paragraph-properties fo:line-height="115%" fo:text-align="center" style:justify-single-word="false"/>
      <style:text-properties fo:color="#0066b3" fo:font-style="italic" officeooo:rsid="001772b1" officeooo:paragraph-rsid="001772b1" style:font-style-asian="italic" style:font-style-complex="italic"/>
    </style:style>
    <style:style style:name="P1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0103cc" officeooo:paragraph-rsid="000103cc" style:font-weight-asian="normal" style:font-weight-complex="normal"/>
    </style:style>
    <style:style style:name="P16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2pt" style:text-underline-style="none" fo:font-weight="normal" officeooo:rsid="0003702a" officeooo:paragraph-rsid="0003702a" style:font-weight-asian="normal" style:font-weight-complex="normal"/>
    </style:style>
    <style:style style:name="P17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03702a" officeooo:paragraph-rsid="0003702a" style:font-weight-asian="normal" style:font-weight-complex="normal"/>
    </style:style>
    <style:style style:name="P18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2pt" style:text-underline-style="none" fo:font-weight="bold" officeooo:rsid="0003702a" officeooo:paragraph-rsid="0003702a" style:font-weight-asian="bold" style:font-weight-complex="bold"/>
    </style:style>
    <style:style style:name="P19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24pt" style:text-underline-style="solid" style:text-underline-width="auto" style:text-underline-color="font-color" fo:font-weight="normal" officeooo:rsid="000103cc" officeooo:paragraph-rsid="0003702a" style:font-weight-asian="normal" style:font-weight-complex="normal"/>
    </style:style>
    <style:style style:name="P20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24pt" style:text-underline-style="solid" style:text-underline-width="auto" style:text-underline-color="font-color" fo:font-weight="normal" officeooo:rsid="0032f116" officeooo:paragraph-rsid="0032f116" style:font-weight-asian="normal" style:font-weight-complex="normal"/>
    </style:style>
    <style:style style:name="P21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20pt" style:text-underline-style="none" fo:font-weight="normal" officeooo:rsid="003476c8" officeooo:paragraph-rsid="003476c8" style:font-weight-asian="normal" style:font-weight-complex="normal"/>
    </style:style>
    <style:style style:name="P22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style:text-underline-style="none" fo:font-weight="normal" officeooo:rsid="0023dc4f" officeooo:paragraph-rsid="0023dc4f" style:font-weight-asian="normal" style:font-weight-complex="normal"/>
    </style:style>
    <style:style style:name="P2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style:text-underline-style="none" fo:font-weight="normal" officeooo:rsid="002c1b20" officeooo:paragraph-rsid="002c1b20" style:font-weight-asian="normal" style:font-weight-complex="normal"/>
    </style:style>
    <style:style style:name="P24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style:text-underline-style="none" fo:font-weight="normal" officeooo:rsid="0003702a" officeooo:paragraph-rsid="0003702a" style:font-weight-asian="normal" style:font-weight-complex="normal"/>
    </style:style>
    <style:style style:name="P25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normal" officeooo:rsid="000583df" officeooo:paragraph-rsid="000583df" style:font-weight-asian="normal" style:font-weight-complex="normal"/>
    </style:style>
    <style:style style:name="P26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normal" officeooo:rsid="001548e1" officeooo:paragraph-rsid="001548e1" style:font-weight-asian="normal" style:font-weight-complex="normal"/>
    </style:style>
    <style:style style:name="P27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normal" officeooo:rsid="001548e1" officeooo:paragraph-rsid="0018a544" style:font-weight-asian="normal" style:font-weight-complex="normal"/>
    </style:style>
    <style:style style:name="P28" style:family="paragraph" style:parent-style-name="Standard">
      <style:paragraph-properties fo:margin-top="0.201cm" fo:margin-bottom="0.201cm" loext:contextual-spacing="false" fo:text-align="end" style:justify-single-word="false"/>
      <style:text-properties fo:font-size="12pt" style:text-underline-style="none" fo:font-weight="normal" officeooo:rsid="001548e1" officeooo:paragraph-rsid="001548e1" style:font-weight-asian="normal" style:font-weight-complex="normal"/>
    </style:style>
    <style:style style:name="P29" style:family="paragraph" style:parent-style-name="Standard">
      <style:paragraph-properties fo:margin-top="0.201cm" fo:margin-bottom="0.201cm" loext:contextual-spacing="false" fo:text-align="end" style:justify-single-word="false"/>
      <style:text-properties fo:font-size="12pt" style:text-underline-style="none" fo:font-weight="normal" officeooo:rsid="001548e1" officeooo:paragraph-rsid="0018a544" style:font-weight-asian="normal" style:font-weight-complex="normal"/>
    </style:style>
    <style:style style:name="P30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style:text-underline-style="none" fo:font-weight="normal" officeooo:rsid="001548e1" officeooo:paragraph-rsid="0018a544" style:font-weight-asian="normal" style:font-weight-complex="normal"/>
    </style:style>
    <style:style style:name="P31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normal" officeooo:rsid="0018a544" officeooo:paragraph-rsid="0018a544" style:font-weight-asian="normal" style:font-weight-complex="normal"/>
    </style:style>
    <style:style style:name="P32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normal" officeooo:rsid="001936ca" officeooo:paragraph-rsid="001936ca" style:font-weight-asian="normal" style:font-weight-complex="normal"/>
    </style:style>
    <style:style style:name="P33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style:text-underline-style="none" fo:font-weight="normal" officeooo:rsid="001936ca" officeooo:paragraph-rsid="001936ca" style:font-weight-asian="normal" style:font-weight-complex="normal"/>
    </style:style>
    <style:style style:name="P34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normal" officeooo:rsid="001a771f" officeooo:paragraph-rsid="001a771f" style:font-weight-asian="normal" style:font-weight-complex="normal"/>
    </style:style>
    <style:style style:name="P35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normal" officeooo:rsid="001c21f9" officeooo:paragraph-rsid="001c21f9" style:font-weight-asian="normal" style:font-weight-complex="normal"/>
    </style:style>
    <style:style style:name="P36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normal" officeooo:rsid="000d3eb9" officeooo:paragraph-rsid="000d3eb9" style:font-weight-asian="normal" style:font-weight-complex="normal"/>
    </style:style>
    <style:style style:name="P37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normal" officeooo:rsid="000fa662" officeooo:paragraph-rsid="000fa662" style:font-weight-asian="normal" style:font-weight-complex="normal"/>
    </style:style>
    <style:style style:name="P38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bold" officeooo:rsid="000c43bb" officeooo:paragraph-rsid="000c43bb" style:font-weight-asian="bold" style:font-weight-complex="bold"/>
    </style:style>
    <style:style style:name="P39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bold" officeooo:rsid="000d3eb9" officeooo:paragraph-rsid="000ebbd1" style:font-weight-asian="bold" style:font-weight-complex="bold"/>
    </style:style>
    <style:style style:name="P40" style:family="paragraph" style:parent-style-name="Standard">
      <style:paragraph-properties fo:margin-top="0.201cm" fo:margin-bottom="0.201cm" loext:contextual-spacing="false" fo:text-align="end" style:justify-single-word="false"/>
      <style:text-properties fo:font-size="12pt" style:text-underline-style="none" fo:font-weight="bold" officeooo:rsid="000d3eb9" officeooo:paragraph-rsid="000ebbd1" style:font-weight-asian="bold" style:font-weight-complex="bold"/>
    </style:style>
    <style:style style:name="P41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bold" officeooo:rsid="000ebbd1" officeooo:paragraph-rsid="000ebbd1" style:font-weight-asian="bold" style:font-weight-complex="bold"/>
    </style:style>
    <style:style style:name="P42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bold" officeooo:rsid="000ebbd1" officeooo:paragraph-rsid="000fa662" style:font-weight-asian="bold" style:font-weight-complex="bold"/>
    </style:style>
    <style:style style:name="P43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bold" officeooo:rsid="000fa662" officeooo:paragraph-rsid="0010c2db" style:font-weight-asian="bold" style:font-weight-complex="bold"/>
    </style:style>
    <style:style style:name="P44" style:family="paragraph" style:parent-style-name="Standard">
      <style:paragraph-properties fo:margin-top="0.201cm" fo:margin-bottom="0.201cm" loext:contextual-spacing="false" fo:text-align="end" style:justify-single-word="false"/>
      <style:text-properties fo:font-size="12pt" style:text-underline-style="none" fo:font-weight="bold" officeooo:rsid="0010c2db" officeooo:paragraph-rsid="0010c2db" style:font-weight-asian="bold" style:font-weight-complex="bold"/>
    </style:style>
    <style:style style:name="P45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bold" officeooo:rsid="0017917e" officeooo:paragraph-rsid="0017917e" style:font-weight-asian="bold" style:font-weight-complex="bold"/>
    </style:style>
    <style:style style:name="P46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bold" officeooo:rsid="0017917e" officeooo:paragraph-rsid="00186118" style:font-weight-asian="bold" style:font-weight-complex="bold"/>
    </style:style>
    <style:style style:name="P47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bold" officeooo:rsid="0017917e" officeooo:paragraph-rsid="00239782" style:font-weight-asian="bold" style:font-weight-complex="bold"/>
    </style:style>
    <style:style style:name="P48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bold" officeooo:rsid="0017917e" officeooo:paragraph-rsid="00314593" style:font-weight-asian="bold" style:font-weight-complex="bold"/>
    </style:style>
    <style:style style:name="P49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bold" officeooo:rsid="0018a544" officeooo:paragraph-rsid="0018a544" style:font-weight-asian="bold" style:font-weight-complex="bold"/>
    </style:style>
    <style:style style:name="P50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style:text-underline-style="none" fo:font-weight="bold" officeooo:rsid="0018a544" officeooo:paragraph-rsid="0018a544" style:font-weight-asian="bold" style:font-weight-complex="bold"/>
    </style:style>
    <style:style style:name="P51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style:text-underline-style="none" fo:font-weight="bold" officeooo:rsid="001936ca" officeooo:paragraph-rsid="001936ca" style:font-weight-asian="bold" style:font-weight-complex="bold"/>
    </style:style>
    <style:style style:name="P52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style:text-underline-style="none" fo:font-weight="bold" officeooo:rsid="001936ca" officeooo:paragraph-rsid="001a771f" style:font-weight-asian="bold" style:font-weight-complex="bold"/>
    </style:style>
    <style:style style:name="P53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style:text-underline-style="none" fo:font-weight="bold" officeooo:rsid="001936ca" officeooo:paragraph-rsid="001d0509" style:font-weight-asian="bold" style:font-weight-complex="bold"/>
    </style:style>
    <style:style style:name="P54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style:text-underline-style="none" fo:font-weight="bold" officeooo:rsid="001968b5" officeooo:paragraph-rsid="001968b5" style:font-weight-asian="bold" style:font-weight-complex="bold"/>
    </style:style>
    <style:style style:name="P55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none" fo:font-weight="bold" officeooo:rsid="001c21f9" officeooo:paragraph-rsid="001c21f9" style:font-weight-asian="bold" style:font-weight-complex="bold"/>
    </style:style>
    <style:style style:name="P56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style:text-underline-style="solid" style:text-underline-width="auto" style:text-underline-color="font-color" fo:font-weight="bold" officeooo:rsid="001968b5" officeooo:paragraph-rsid="001968b5" style:font-weight-asian="bold" style:font-weight-complex="bold"/>
    </style:style>
    <style:style style:name="P57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6pt" style:text-underline-style="none" fo:font-weight="bold" officeooo:rsid="001a771f" officeooo:paragraph-rsid="001a771f" style:font-weight-asian="bold" style:font-weight-complex="bold"/>
    </style:style>
    <style:style style:name="P58" style:family="paragraph" style:parent-style-name="Standard">
      <style:paragraph-properties fo:margin-top="0.201cm" fo:margin-bottom="0.201cm" loext:contextual-spacing="false" fo:text-align="start" style:justify-single-word="false"/>
      <style:text-properties style:text-position="0% 100%" style:font-name="Liberation Serif1" fo:font-size="12pt" style:text-underline-style="none" fo:font-weight="normal" officeooo:rsid="0010c2db" officeooo:paragraph-rsid="0010c2db" style:font-weight-asian="normal" style:font-weight-complex="normal"/>
    </style:style>
    <style:style style:name="P59" style:family="paragraph" style:parent-style-name="Standard">
      <style:paragraph-properties fo:margin-top="0.201cm" fo:margin-bottom="0.201cm" loext:contextual-spacing="false" fo:text-align="start" style:justify-single-word="false"/>
      <style:text-properties style:text-position="0% 100%" style:font-name="Liberation Serif1" fo:font-size="12pt" style:text-underline-style="none" fo:font-weight="normal" officeooo:rsid="001548e1" officeooo:paragraph-rsid="001548e1" style:font-weight-asian="normal" style:font-weight-complex="normal"/>
    </style:style>
    <style:style style:name="P60" style:family="paragraph" style:parent-style-name="Standard">
      <style:paragraph-properties fo:margin-top="0.201cm" fo:margin-bottom="0.201cm" loext:contextual-spacing="false" fo:text-align="start" style:justify-single-word="false"/>
      <style:text-properties style:text-position="0% 100%" style:font-name="Liberation Serif1" fo:font-size="12pt" style:text-underline-style="none" fo:font-weight="normal" officeooo:rsid="001548e1" officeooo:paragraph-rsid="0018a544" style:font-weight-asian="normal" style:font-weight-complex="normal"/>
    </style:style>
    <style:style style:name="P61" style:family="paragraph" style:parent-style-name="Standard">
      <style:paragraph-properties fo:margin-top="0.201cm" fo:margin-bottom="0.201cm" loext:contextual-spacing="false" fo:text-align="start" style:justify-single-word="false"/>
      <style:text-properties style:text-position="0% 100%" style:font-name="Liberation Serif1" fo:font-size="12pt" style:text-underline-style="none" fo:font-weight="normal" officeooo:rsid="00163986" officeooo:paragraph-rsid="001548e1" style:font-weight-asian="normal" style:font-weight-complex="normal"/>
    </style:style>
    <style:style style:name="P62" style:family="paragraph" style:parent-style-name="Standard">
      <style:paragraph-properties fo:margin-top="0.201cm" fo:margin-bottom="0.201cm" loext:contextual-spacing="false" fo:text-align="start" style:justify-single-word="false"/>
      <style:text-properties style:text-position="0% 100%" style:font-name="Liberation Serif1" fo:font-size="12pt" style:text-underline-style="none" fo:font-weight="normal" officeooo:rsid="0017917e" officeooo:paragraph-rsid="0017917e" style:font-weight-asian="normal" style:font-weight-complex="normal"/>
    </style:style>
    <style:style style:name="P63" style:family="paragraph" style:parent-style-name="Standard">
      <style:paragraph-properties fo:margin-top="0.201cm" fo:margin-bottom="0.201cm" loext:contextual-spacing="false" fo:text-align="center" style:justify-single-word="false"/>
      <style:text-properties style:text-position="0% 100%" style:font-name="Liberation Serif1" fo:font-size="12pt" style:text-underline-style="none" fo:font-weight="normal" officeooo:rsid="001a771f" officeooo:paragraph-rsid="001a771f" style:font-weight-asian="normal" style:font-weight-complex="normal"/>
    </style:style>
    <style:style style:name="P64" style:family="paragraph" style:parent-style-name="Standard">
      <style:paragraph-properties fo:margin-top="0.201cm" fo:margin-bottom="0.201cm" loext:contextual-spacing="false" fo:text-align="start" style:justify-single-word="false"/>
      <style:text-properties style:text-position="0% 100%" style:font-name="Liberation Serif1" fo:font-size="12pt" style:text-underline-style="none" fo:font-weight="normal" officeooo:rsid="001a771f" officeooo:paragraph-rsid="001a771f" style:font-weight-asian="normal" style:font-weight-complex="normal"/>
    </style:style>
    <style:style style:name="P65" style:family="paragraph" style:parent-style-name="Standard">
      <style:paragraph-properties fo:margin-top="0.201cm" fo:margin-bottom="0.201cm" loext:contextual-spacing="false" fo:text-align="start" style:justify-single-word="false"/>
      <style:text-properties style:text-position="0% 100%" style:font-name="Liberation Serif1" fo:font-size="12pt" style:text-underline-style="none" fo:font-weight="normal" officeooo:rsid="001d0509" officeooo:paragraph-rsid="001d0509" style:font-weight-asian="normal" style:font-weight-complex="normal"/>
    </style:style>
    <style:style style:name="P66" style:family="paragraph" style:parent-style-name="Standard">
      <style:paragraph-properties fo:margin-top="0.201cm" fo:margin-bottom="0.201cm" loext:contextual-spacing="false" fo:text-align="start" style:justify-single-word="false"/>
      <style:text-properties style:text-position="0% 100%" style:font-name="Liberation Serif1" fo:font-size="12pt" style:text-underline-style="none" fo:font-weight="normal" officeooo:rsid="001c21f9" officeooo:paragraph-rsid="001c21f9" style:font-weight-asian="normal" style:font-weight-complex="normal"/>
    </style:style>
    <style:style style:name="P67" style:family="paragraph" style:parent-style-name="Standard">
      <style:paragraph-properties fo:margin-top="0.201cm" fo:margin-bottom="0.201cm" loext:contextual-spacing="false" fo:text-align="center" style:justify-single-word="false"/>
      <style:text-properties style:text-position="0% 100%" style:font-name="Liberation Serif1" fo:font-size="12pt" style:text-underline-style="none" fo:font-weight="bold" officeooo:rsid="0018a544" officeooo:paragraph-rsid="0018a544" style:font-weight-asian="bold" style:font-weight-complex="bold"/>
    </style:style>
    <style:style style:name="P68" style:family="paragraph" style:parent-style-name="Standard">
      <style:paragraph-properties fo:margin-top="0.201cm" fo:margin-bottom="0.201cm" loext:contextual-spacing="false" fo:text-align="start" style:justify-single-word="false"/>
      <style:text-properties style:text-position="0% 100%" style:font-name="Liberation Serif1" fo:font-size="12pt" style:text-underline-style="none" fo:font-weight="bold" officeooo:rsid="001a771f" officeooo:paragraph-rsid="001a771f" style:font-weight-asian="bold" style:font-weight-complex="bold"/>
    </style:style>
    <style:style style:name="P69" style:family="paragraph" style:parent-style-name="Standard">
      <style:paragraph-properties fo:margin-top="0.201cm" fo:margin-bottom="0.201cm" loext:contextual-spacing="false" fo:text-align="center" style:justify-single-word="false"/>
      <style:text-properties style:text-position="0% 100%" style:font-name="Liberation Serif1" fo:font-size="12pt" style:text-underline-style="none" fo:font-weight="bold" officeooo:rsid="001a771f" officeooo:paragraph-rsid="001a771f" style:font-weight-asian="bold" style:font-weight-complex="bold"/>
    </style:style>
    <style:style style:name="P70" style:family="paragraph" style:parent-style-name="Standard">
      <style:paragraph-properties fo:margin-top="0.201cm" fo:margin-bottom="0.201cm" loext:contextual-spacing="false" fo:text-align="start" style:justify-single-word="false"/>
      <style:text-properties style:text-position="0% 100%" style:font-name="Liberation Serif1" fo:font-size="12pt" style:text-underline-style="none" fo:font-weight="bold" officeooo:rsid="001d4c8c" officeooo:paragraph-rsid="001d4c8c" style:font-weight-asian="bold" style:font-weight-complex="bold"/>
    </style:style>
    <style:style style:name="P71" style:family="paragraph" style:parent-style-name="Standard">
      <style:paragraph-properties fo:margin-top="0.201cm" fo:margin-bottom="0.201cm" loext:contextual-spacing="false"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bold" officeooo:rsid="001968b5" officeooo:paragraph-rsid="001968b5" style:font-weight-asian="bold" style:font-weight-complex="bold"/>
    </style:style>
    <style:style style:name="P72" style:family="paragraph" style:parent-style-name="Standard">
      <style:paragraph-properties fo:margin-top="0.201cm" fo:margin-bottom="0.201cm" loext:contextual-spacing="false" fo:text-align="center" style:justify-single-word="false"/>
      <style:text-properties style:text-position="0% 100%" style:font-name="Liberation Serif1" fo:font-size="16pt" style:text-underline-style="none" fo:font-weight="bold" officeooo:rsid="001d0509" officeooo:paragraph-rsid="001d0509" style:font-weight-asian="bold" style:font-weight-complex="bold"/>
    </style:style>
    <style:style style:name="P73" style:family="paragraph" style:parent-style-name="Standard" style:master-page-name="">
      <style:paragraph-properties fo:line-height="115%" style:page-number="auto"/>
      <style:text-properties officeooo:rsid="0010faa8" officeooo:paragraph-rsid="0010faa8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3bb655" officeooo:paragraph-rsid="003bb655" style:font-weight-asian="normal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3cd33a" officeooo:paragraph-rsid="003cd33a" style:font-weight-asian="normal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3cd33a" officeooo:paragraph-rsid="003cd33a" style:font-weight-asian="normal" style:font-weight-complex="normal"/>
    </style:style>
    <style:style style:name="P77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3cd33a" officeooo:paragraph-rsid="003cd33a" style:font-weight-asian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fo:font-size="24pt" style:text-underline-style="none" fo:font-weight="normal" officeooo:rsid="000103cc" officeooo:paragraph-rsid="0024bf5c" style:font-weight-asian="normal" style:font-weight-complex="normal"/>
    </style:style>
    <style:style style:name="P79" style:family="paragraph" style:parent-style-name="Standard">
      <style:paragraph-properties fo:text-align="center" style:justify-single-word="false"/>
      <style:text-properties fo:font-size="24pt" fo:font-style="italic" style:text-underline-style="none" fo:font-weight="normal" officeooo:rsid="0014917d" officeooo:paragraph-rsid="0024bf5c" style:font-style-asian="italic" style:font-weight-asian="normal" style:font-style-complex="italic" style:font-weight-complex="normal"/>
    </style:style>
    <style:style style:name="P80" style:family="paragraph" style:parent-style-name="Standard" style:list-style-name="L4">
      <style:paragraph-properties fo:margin-top="0.101cm" fo:margin-bottom="0.101cm" loext:contextual-spacing="false" fo:text-align="start" style:justify-single-word="false"/>
      <style:text-properties fo:font-size="16pt" style:text-underline-style="none" fo:font-weight="normal" officeooo:rsid="0024bf5c" officeooo:paragraph-rsid="0024bf5c" style:font-weight-asian="normal" style:font-weight-complex="normal"/>
    </style:style>
    <style:style style:name="P81" style:family="paragraph" style:parent-style-name="Standard" style:list-style-name="L4">
      <style:paragraph-properties fo:margin-top="0.101cm" fo:margin-bottom="0.101cm" loext:contextual-spacing="false" fo:text-align="start" style:justify-single-word="false"/>
      <style:text-properties fo:font-size="16pt" style:text-underline-style="none" fo:font-weight="normal" officeooo:rsid="00256830" officeooo:paragraph-rsid="00256830" style:font-weight-asian="normal" style:font-weight-complex="normal"/>
    </style:style>
    <style:style style:name="P82" style:family="paragraph" style:parent-style-name="Standard" style:list-style-name="L4">
      <style:paragraph-properties fo:margin-top="0.101cm" fo:margin-bottom="0.101cm" loext:contextual-spacing="false" fo:text-align="start" style:justify-single-word="false"/>
      <style:text-properties fo:font-size="16pt" style:text-underline-style="none" fo:font-weight="normal" officeooo:rsid="002c1b20" officeooo:paragraph-rsid="002c1b20" style:font-weight-asian="normal" style:font-weight-complex="normal"/>
    </style:style>
    <style:style style:name="P83" style:family="paragraph" style:parent-style-name="Standard" style:list-style-name="L5">
      <style:paragraph-properties fo:margin-top="0.101cm" fo:margin-bottom="0.101cm" loext:contextual-spacing="false" fo:text-align="start" style:justify-single-word="false"/>
      <style:text-properties fo:font-size="20pt" style:text-underline-style="none" fo:font-weight="normal" officeooo:rsid="0032f116" officeooo:paragraph-rsid="0032f116" style:font-weight-asian="normal" style:font-weight-complex="normal"/>
    </style:style>
    <style:style style:name="P84" style:family="paragraph" style:parent-style-name="Standard" style:list-style-name="L5">
      <style:paragraph-properties fo:margin-top="0.101cm" fo:margin-bottom="0.101cm" loext:contextual-spacing="false" fo:text-align="start" style:justify-single-word="false"/>
      <style:text-properties fo:font-size="20pt" style:text-underline-style="none" fo:font-weight="normal" officeooo:rsid="003476c8" officeooo:paragraph-rsid="00351899" style:font-weight-asian="normal" style:font-weight-complex="normal"/>
    </style:style>
    <style:style style:name="P85" style:family="paragraph" style:parent-style-name="Standard" style:list-style-name="L6">
      <style:paragraph-properties fo:margin-top="0.201cm" fo:margin-bottom="0.201cm" loext:contextual-spacing="false" fo:text-align="start" style:justify-single-word="false"/>
      <style:text-properties fo:font-size="12pt" style:text-underline-style="none" fo:font-weight="normal" officeooo:rsid="0003702a" officeooo:paragraph-rsid="0003702a" style:font-weight-asian="normal" style:font-weight-complex="normal"/>
    </style:style>
    <style:style style:name="P86" style:family="paragraph" style:parent-style-name="Standard" style:list-style-name="L6">
      <style:paragraph-properties fo:margin-top="0.201cm" fo:margin-bottom="0.201cm" loext:contextual-spacing="false" fo:text-align="start" style:justify-single-word="false"/>
      <style:text-properties fo:font-size="12pt" style:text-underline-style="none" fo:font-weight="normal" officeooo:rsid="000583df" officeooo:paragraph-rsid="000583df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405d63"/>
    </style:style>
    <style:style style:name="T4" style:family="text">
      <style:text-properties style:text-underline-style="solid" style:text-underline-width="auto" style:text-underline-color="font-color" officeooo:rsid="0040eff3"/>
    </style:style>
    <style:style style:name="T5" style:family="text">
      <style:text-properties style:text-underline-style="solid" style:text-underline-width="auto" style:text-underline-color="font-color" officeooo:rsid="00410e5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1b20" style:font-weight-asian="bold" style:font-weight-complex="bold"/>
    </style:style>
    <style:style style:name="T8" style:family="text">
      <style:text-properties fo:font-weight="bold" officeooo:rsid="00392715" style:font-weight-asian="bold" style:font-weight-complex="bold"/>
    </style:style>
    <style:style style:name="T9" style:family="text">
      <style:text-properties fo:font-weight="bold" officeooo:rsid="003ea386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ebbd1" style:font-weight-asian="normal" style:font-weight-complex="normal"/>
    </style:style>
    <style:style style:name="T12" style:family="text">
      <style:text-properties officeooo:rsid="000ebbd1"/>
    </style:style>
    <style:style style:name="T13" style:family="text">
      <style:text-properties style:text-position="super 58%" fo:font-size="14pt" officeooo:rsid="000ebbd1"/>
    </style:style>
    <style:style style:name="T14" style:family="text">
      <style:text-properties style:text-position="super 58%" style:font-name="Liberation Serif1" fo:font-size="18pt"/>
    </style:style>
    <style:style style:name="T15" style:family="text">
      <style:text-properties style:text-position="super 58%" style:font-name="Liberation Serif1" fo:font-size="18pt" officeooo:rsid="001d0509"/>
    </style:style>
    <style:style style:name="T16" style:family="text">
      <style:text-properties style:text-position="super 58%" style:font-name="Liberation Serif1" fo:font-size="14pt"/>
    </style:style>
    <style:style style:name="T17" style:family="text">
      <style:text-properties style:text-position="super 58%" style:font-name="Liberation Serif1" fo:font-size="16pt" fo:font-weight="normal" style:font-weight-asian="normal" style:font-weight-complex="normal"/>
    </style:style>
    <style:style style:name="T18" style:family="text">
      <style:text-properties style:text-position="super 58%" style:font-name="Liberation Serif1" fo:font-size="16pt" fo:font-weight="normal" officeooo:rsid="001d0509" style:font-weight-asian="normal" style:font-weight-complex="normal"/>
    </style:style>
    <style:style style:name="T19" style:family="text">
      <style:text-properties style:text-position="super 58%" style:font-name="Liberation Serif1" fo:font-weight="normal" style:font-weight-asian="normal" style:font-weight-complex="normal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weight="normal" style:font-weight-asian="normal" style:font-weight-complex="normal"/>
    </style:style>
    <style:style style:name="T22" style:family="text">
      <style:text-properties style:text-position="0% 100%" fo:font-weight="normal" officeooo:rsid="000fa662" style:font-weight-asian="normal" style:font-weight-complex="normal"/>
    </style:style>
    <style:style style:name="T23" style:family="text">
      <style:text-properties style:text-position="0% 100%" officeooo:rsid="000ebbd1"/>
    </style:style>
    <style:style style:name="T24" style:family="text">
      <style:text-properties style:text-position="0% 100%" style:font-name="Liberation Serif1"/>
    </style:style>
    <style:style style:name="T25" style:family="text">
      <style:text-properties style:text-position="0% 100%" style:font-name="Liberation Serif1" fo:font-weight="normal" style:font-weight-asian="normal" style:font-weight-complex="normal"/>
    </style:style>
    <style:style style:name="T26" style:family="text">
      <style:text-properties style:text-position="0% 100%" style:font-name="Liberation Serif1" fo:font-weight="normal" officeooo:rsid="000ebbd1" style:font-weight-asian="normal" style:font-weight-complex="normal"/>
    </style:style>
    <style:style style:name="T27" style:family="text">
      <style:text-properties style:text-position="0% 100%" style:font-name="Liberation Serif1" fo:font-weight="normal" officeooo:rsid="000fa662" style:font-weight-asian="normal" style:font-weight-complex="normal"/>
    </style:style>
    <style:style style:name="T28" style:family="text">
      <style:text-properties style:text-position="0% 100%" style:font-name="Liberation Serif1" fo:font-weight="normal" officeooo:rsid="0010c2db" style:font-weight-asian="normal" style:font-weight-complex="normal"/>
    </style:style>
    <style:style style:name="T29" style:family="text">
      <style:text-properties style:text-position="0% 100%" style:font-name="Liberation Serif1" fo:font-weight="normal" officeooo:rsid="00123533" style:font-weight-asian="normal" style:font-weight-complex="normal"/>
    </style:style>
    <style:style style:name="T30" style:family="text">
      <style:text-properties style:text-position="0% 100%" style:font-name="Liberation Serif1" fo:font-weight="normal" officeooo:rsid="00186118" style:font-weight-asian="normal" style:font-weight-complex="normal"/>
    </style:style>
    <style:style style:name="T31" style:family="text">
      <style:text-properties style:text-position="0% 100%" style:font-name="Liberation Serif1" fo:font-weight="normal" officeooo:rsid="0018a544" style:font-weight-asian="normal" style:font-weight-complex="normal"/>
    </style:style>
    <style:style style:name="T32" style:family="text">
      <style:text-properties style:text-position="0% 100%" style:font-name="Liberation Serif1" fo:font-weight="normal" officeooo:rsid="001d0509" style:font-weight-asian="normal" style:font-weight-complex="normal"/>
    </style:style>
    <style:style style:name="T33" style:family="text">
      <style:text-properties style:text-position="0% 100%" style:font-name="Liberation Serif1" fo:font-weight="normal" officeooo:rsid="001f6a3c" style:font-weight-asian="normal" style:font-weight-complex="normal"/>
    </style:style>
    <style:style style:name="T34" style:family="text">
      <style:text-properties style:text-position="0% 100%" style:font-name="Liberation Serif1" fo:font-weight="normal" officeooo:rsid="001548e1" style:font-weight-asian="normal" style:font-weight-complex="normal"/>
    </style:style>
    <style:style style:name="T35" style:family="text">
      <style:text-properties style:text-position="0% 100%" style:font-name="Liberation Serif1" fo:font-weight="normal" officeooo:rsid="0021c97a" style:font-weight-asian="normal" style:font-weight-complex="normal"/>
    </style:style>
    <style:style style:name="T36" style:family="text">
      <style:text-properties style:text-position="0% 100%" style:font-name="Liberation Serif1" fo:font-weight="normal" officeooo:rsid="00239782" style:font-weight-asian="normal" style:font-weight-complex="normal"/>
    </style:style>
    <style:style style:name="T37" style:family="text">
      <style:text-properties style:text-position="0% 100%" style:font-name="Liberation Serif1" officeooo:rsid="000fa662"/>
    </style:style>
    <style:style style:name="T38" style:family="text">
      <style:text-properties style:text-position="0% 100%" style:font-name="Liberation Serif1" style:text-underline-style="solid" style:text-underline-width="auto" style:text-underline-color="font-color"/>
    </style:style>
    <style:style style:name="T39" style:family="text">
      <style:text-properties style:text-position="0% 100%" style:font-name="Liberation Serif1" style:text-underline-style="solid" style:text-underline-width="auto" style:text-underline-color="font-color" fo:font-weight="normal" officeooo:rsid="000fa662" style:font-weight-asian="normal" style:font-weight-complex="normal"/>
    </style:style>
    <style:style style:name="T40" style:family="text">
      <style:text-properties style:text-position="0% 100%" style:font-name="Liberation Serif1" style:text-underline-style="solid" style:text-underline-width="auto" style:text-underline-color="font-color" officeooo:rsid="000fa662"/>
    </style:style>
    <style:style style:name="T41" style:family="text">
      <style:text-properties style:text-position="0% 100%" style:font-name="Liberation Serif1" officeooo:rsid="0010c2db"/>
    </style:style>
    <style:style style:name="T42" style:family="text">
      <style:text-properties style:text-position="0% 100%" style:font-name="Liberation Serif1" fo:font-size="18pt"/>
    </style:style>
    <style:style style:name="T43" style:family="text">
      <style:text-properties style:text-position="0% 100%" style:font-name="Liberation Serif1" fo:font-weight="bold" style:font-weight-asian="bold" style:font-weight-complex="bold"/>
    </style:style>
    <style:style style:name="T44" style:family="text">
      <style:text-properties style:text-position="0% 100%" style:font-name="Liberation Serif1" fo:font-weight="bold" officeooo:rsid="00163986" style:font-weight-asian="bold" style:font-weight-complex="bold"/>
    </style:style>
    <style:style style:name="T45" style:family="text">
      <style:text-properties style:text-position="0% 100%" style:font-name="Liberation Serif1" fo:font-weight="bold" officeooo:rsid="0018a544" style:font-weight-asian="bold" style:font-weight-complex="bold"/>
    </style:style>
    <style:style style:name="T46" style:family="text">
      <style:text-properties style:text-position="0% 100%" style:font-name="Liberation Serif1" fo:font-weight="bold" officeooo:rsid="001d0509" style:font-weight-asian="bold" style:font-weight-complex="bold"/>
    </style:style>
    <style:style style:name="T47" style:family="text">
      <style:text-properties style:text-position="0% 100%" style:font-name="Liberation Serif1" fo:font-size="14pt"/>
    </style:style>
    <style:style style:name="T48" style:family="text">
      <style:text-properties style:text-position="0% 100%" style:font-name="Liberation Serif1" fo:font-size="14pt" officeooo:rsid="00186118"/>
    </style:style>
    <style:style style:name="T49" style:family="text">
      <style:text-properties style:text-position="0% 100%" style:font-name="Liberation Serif1" officeooo:rsid="00163986"/>
    </style:style>
    <style:style style:name="T50" style:family="text">
      <style:text-properties style:text-position="0% 100%" style:font-name="Liberation Serif1" officeooo:rsid="00186118"/>
    </style:style>
    <style:style style:name="T51" style:family="text">
      <style:text-properties style:text-position="0% 100%" style:font-name="Liberation Serif1" officeooo:rsid="0018a544"/>
    </style:style>
    <style:style style:name="T52" style:family="text">
      <style:text-properties style:text-position="0% 100%" style:font-name="Liberation Serif1" fo:font-size="16pt"/>
    </style:style>
    <style:style style:name="T53" style:family="text">
      <style:text-properties style:text-position="0% 100%" style:font-name="Liberation Serif1" fo:font-size="16pt" fo:font-weight="normal" style:font-weight-asian="normal" style:font-weight-complex="normal"/>
    </style:style>
    <style:style style:name="T54" style:family="text">
      <style:text-properties style:text-position="0% 100%" style:font-name="Liberation Serif1" fo:font-size="16pt" fo:font-weight="normal" officeooo:rsid="001968b5" style:font-weight-asian="normal" style:font-weight-complex="normal"/>
    </style:style>
    <style:style style:name="T55" style:family="text">
      <style:text-properties style:text-position="0% 100%" style:font-name="Liberation Serif1" fo:font-size="16pt" fo:font-weight="normal" officeooo:rsid="001d0509" style:font-weight-asian="normal" style:font-weight-complex="normal"/>
    </style:style>
    <style:style style:name="T56" style:family="text">
      <style:text-properties style:text-position="0% 100%" style:font-name="Liberation Serif1" fo:font-size="16pt" officeooo:rsid="001d0509"/>
    </style:style>
    <style:style style:name="T57" style:family="text">
      <style:text-properties style:text-position="0% 100%" style:font-name="Liberation Serif1" fo:font-size="16pt" fo:font-weight="bold" officeooo:rsid="001d0509" style:font-weight-asian="bold" style:font-weight-complex="bold"/>
    </style:style>
    <style:style style:name="T58" style:family="text">
      <style:text-properties style:text-position="0% 100%" style:font-name="Liberation Serif1" fo:font-size="16pt" officeooo:rsid="00163986"/>
    </style:style>
    <style:style style:name="T59" style:family="text">
      <style:text-properties style:text-position="0% 100%" style:font-name="Liberation Serif1" officeooo:rsid="001936ca"/>
    </style:style>
    <style:style style:name="T60" style:family="text">
      <style:text-properties style:text-position="0% 100%" style:font-name="Liberation Serif1" officeooo:rsid="001968b5"/>
    </style:style>
    <style:style style:name="T61" style:family="text">
      <style:text-properties style:text-position="0% 100%" style:font-name="Liberation Serif1" officeooo:rsid="001d0509"/>
    </style:style>
    <style:style style:name="T62" style:family="text">
      <style:text-properties style:text-position="0% 100%" style:font-name="Liberation Serif1" officeooo:rsid="001f6a3c"/>
    </style:style>
    <style:style style:name="T63" style:family="text">
      <style:text-properties style:text-position="0% 100%" style:font-name="Liberation Serif1" officeooo:rsid="0021c97a"/>
    </style:style>
    <style:style style:name="T64" style:family="text">
      <style:text-properties style:text-position="0% 100%" style:font-name="Liberation Serif1" style:text-underline-style="none" fo:font-weight="normal" style:font-weight-asian="normal" style:font-weight-complex="normal"/>
    </style:style>
    <style:style style:name="T65" style:family="text">
      <style:text-properties style:text-position="0% 100%" fo:font-size="14pt" fo:font-weight="normal" officeooo:rsid="0010c2db" style:font-weight-asian="normal" style:font-weight-complex="normal"/>
    </style:style>
    <style:style style:name="T66" style:family="text">
      <style:text-properties fo:font-size="14pt" fo:font-weight="bold" style:font-weight-asian="bold" style:font-weight-complex="bold"/>
    </style:style>
    <style:style style:name="T67" style:family="text">
      <style:text-properties style:text-position="sub 58%" style:font-name="Liberation Serif1"/>
    </style:style>
    <style:style style:name="T68" style:family="text">
      <style:text-properties style:text-position="sub 58%" style:font-name="Liberation Serif1" officeooo:rsid="0010c2db"/>
    </style:style>
    <style:style style:name="T69" style:family="text">
      <style:text-properties style:text-position="sub 58%" style:font-name="Liberation Serif1" fo:font-size="14pt"/>
    </style:style>
    <style:style style:name="T70" style:family="text">
      <style:text-properties style:text-position="sub 58%" style:font-name="Liberation Serif1" fo:font-size="14pt" officeooo:rsid="00186118"/>
    </style:style>
    <style:style style:name="T71" style:family="text">
      <style:text-properties style:text-position="sub 58%" style:font-name="Liberation Serif1" fo:font-size="14pt" fo:font-weight="bold" style:font-weight-asian="bold" style:font-weight-complex="bold"/>
    </style:style>
    <style:style style:name="T72" style:family="text">
      <style:text-properties officeooo:rsid="002c1b20"/>
    </style:style>
    <style:style style:name="T73" style:family="text">
      <style:text-properties fo:font-size="16pt"/>
    </style:style>
    <style:style style:name="T74" style:family="text">
      <style:text-properties fo:font-size="16pt" fo:font-weight="bold" officeooo:rsid="000c43bb" style:font-weight-asian="bold" style:font-weight-complex="bold"/>
    </style:style>
    <style:style style:name="T75" style:family="text">
      <style:text-properties officeooo:rsid="0033e920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officeooo:rsid="00405d63"/>
    </style:style>
    <style:style style:name="T78" style:family="text">
      <style:text-properties officeooo:rsid="003ea386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officeooo:rsid="003ea386" style:font-style-asian="italic" style:font-style-complex="italic"/>
    </style:style>
    <style:style style:name="T81" style:family="text">
      <style:text-properties officeooo:rsid="001324cf"/>
    </style:style>
    <style:style style:name="T82" style:family="text">
      <style:text-properties fo:color="#ed1c24"/>
    </style:style>
    <style:style style:name="T83" style:family="text">
      <style:text-properties officeooo:rsid="00405d63"/>
    </style:style>
    <style:style style:name="T84" style:family="text">
      <style:text-properties officeooo:rsid="0040eff3"/>
    </style:style>
    <style:style style:name="T85" style:family="text">
      <style:text-properties officeooo:rsid="0041df28"/>
    </style:style>
    <style:style style:name="T86" style:family="text">
      <style:text-properties officeooo:rsid="00437cb9"/>
    </style:style>
    <style:style style:name="T87" style:family="text">
      <style:text-properties officeooo:rsid="004540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/>
      <text:p text:style-name="P12"/>
      <text:p text:style-name="P10">College Roll No. <text:span text:style-name="T76">_</text:span><text:span text:style-name="T3">2017CSC1061</text:span><text:span text:style-name="T76">_________</text:span><text:tab/>Unique Paper Code <text:span text:style-name="T1">_</text:span><text:span text:style-name="T4">32341601</text:span><text:span text:style-name="T1">___________</text:span></text:p>
      <text:p text:style-name="P10"/>
      <text:p text:style-name="P10">Paper Title: <text:span text:style-name="T1">____</text:span><text:span text:style-name="T4">Artificial Intelligence <text:s text:c="76"/></text:span><text:span text:style-name="T1">________</text:span></text:p>
      <text:p text:style-name="P10"/>
      <text:p text:style-name="P10">Course: B.Sc. <text:span text:style-name="T4">(H) <text:s text:c="2"/>Computer Science <text:s text:c="13"/></text:span>________________________________________</text:p>
      <text:p text:style-name="P10"/>
      <text:p text:style-name="P10">Name of the Student: <text:span text:style-name="T1">_________ <text:s/>_</text:span><text:span text:style-name="T4">Nitish Arya</text:span><text:span text:style-name="T1">________________________________________</text:span></text:p>
      <text:p text:style-name="P10"/>
      <text:p text:style-name="P10">Assignment File Name (copy and paste here) ____<text:span text:style-name="T1">SpecialAssignment.</text:span><text:span text:style-name="T5">pdf <text:s text:c="36"/></text:span></text:p>
      <text:p text:style-name="P10"/>
      <text:p text:style-name="P10"/>
      <text:p text:style-name="P10">List of Files in the submitted Archive/Bundle in format ZIP / TAR / RAR / 7z <text:span text:style-name="T81">etc.</text:span></text:p>
      <text:p text:style-name="P10"/>
      <text:p text:style-name="P73">1.<text:tab/><text:span text:style-name="T85">Q1.pl</text:span></text:p>
      <text:p text:style-name="P11">2.</text:p>
      <text:p text:style-name="P11">3.</text:p>
      <text:p text:style-name="P11">4.</text:p>
      <text:p text:style-name="P11">5.</text:p>
      <text:p text:style-name="P11">6.</text:p>
      <text:p text:style-name="P11">7.</text:p>
      <text:p text:style-name="P11">8.</text:p>
      <text:p text:style-name="P11">9.</text:p>
      <text:p text:style-name="P11">10.</text:p>
      <text:p text:style-name="P10"/>
      <text:p text:style-name="P10"/>
      <text:p text:style-name="P10">Archive Size in KB : <text:span text:style-name="T86">0.965 (989 bytes)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6">Important:</text:span> Email your completed /atttempted Assignment to <text:a xlink:type="simple" xlink:href="mailto:spe_cs@sgtbkhalsa.du.ac.in" text:style-name="Internet_20_link" text:visited-style-name="Visited_20_Internet_20_Link">spe_cs@sgtbkhalsa.du.ac.in</text:a> with <text:span text:style-name="T79">UniquePaperCode-CollegeRollNo</text:span> as title of email. For example if UniquePaper Code is 123456 and your College Roll No is 2017PSC1001, title of the email should be <text:span text:style-name="T82">123456-2017PSC1001</text:span> </text:p>
      <text:p text:style-name="P13"/>
      <text:p text:style-name="P13"/>
      <text:p text:style-name="P14">(convert this sheet, and may be other files to pdf or jpeg before mailing)</text:p>
      <text:p text:style-name="Standard"/>
      <text:p text:style-name="P1"><text:soft-page-break/>Special Assignment</text:p>
      <text:p text:style-name="P1"/>
      <text:p text:style-name="P5">Question 1 Documention is presented here. The prolog implementation is in the zip file with name Q1.pl.</text:p>
      <text:p text:style-name="P5"/>
      <text:p text:style-name="P5"/>
      <text:p text:style-name="P6"/>
      <text:p text:style-name="P8">We have a <text:span text:style-name="T6">limited vocabulary</text:span> as follows(case sensitive):</text:p>
      <text:list xml:id="list4115590961" text:style-name="L1">
        <text:list-item>
          <text:p text:style-name="P74"><text:span text:style-name="T6">Nouns</text:span> :- ram, shyam, seeta, geeta, apple, banana, lasagna, meat, cat, dog, children.</text:p>
        </text:list-item>
        <text:list-item>
          <text:p text:style-name="P75"><text:span text:style-name="T6">Pronouns</text:span> :- he, she, we, they.</text:p>
        </text:list-item>
        <text:list-item>
          <text:p text:style-name="P75"><text:span text:style-name="T6">Articles</text:span> :- a, an, the.</text:p>
        </text:list-item>
        <text:list-item>
          <text:p text:style-name="P75"><text:span text:style-name="T6">Verbs</text:span> :- eat, eats, cook, cooks, play, plays, jumps.</text:p>
        </text:list-item>
      </text:list>
      <text:p text:style-name="P9"/>
      <text:p text:style-name="P9"/>
      <text:p text:style-name="P9"/>
      <text:p text:style-name="P9"><text:span text:style-name="T1">How to use</text:span>:</text:p>
      <text:list xml:id="list3221598396" text:style-name="L2">
        <text:list-item>
          <text:p text:style-name="P76">To encode a given grammatically correct message sentence “ram eats an apple”, type in the command line exactly as;</text:p>
        </text:list-item>
      </text:list>
      <text:p text:style-name="P9"><text:tab/><text:tab/>change( [ram, eats, an, apple],[ ] ).</text:p>
      <text:p text:style-name="P9">If your sentence is grammatcally incorrect, the promt will display it. Otherwise your sentence will be encoded.</text:p>
      <text:p text:style-name="P9"/>
      <text:p text:style-name="P9"/>
      <text:p text:style-name="P9"/>
      <text:p text:style-name="P7">Working<text:span text:style-name="T76">:</text:span></text:p>
      <text:list xml:id="list3426616413" text:style-name="L3">
        <text:list-item>
          <text:p text:style-name="P77">Takes a list of words(the sentence).</text:p>
        </text:list-item>
        <text:list-item>
          <text:p text:style-name="P77"><text:span text:style-name="T79">Checks </text:span><text:span text:style-name="T80">first </text:span><text:span text:style-name="T79">if grammatically correct by implementing the grammar coded in prolog file.</text:span><text:span text:style-name="T9">[This is the important functionality.]</text:span></text:p>
        </text:list-item>
        <text:list-item>
          <text:p text:style-name="P77">Displays “Grammar Incorrect” if grammar is incorrect.</text:p>
        </text:list-item>
        <text:list-item>
          <text:p text:style-name="P77">Displays “False” if a word out of the vocabulary is used.</text:p>
        </text:list-item>
        <text:list-item>
          <text:p text:style-name="P77">If everything is fine, displays the encoded message with a “True” in the next line.</text:p>
        </text:list-item>
        <text:list-item>
          <text:p text:style-name="P77">Press Enter to stop and semicolon to see further calls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</text:p>
      <text:p text:style-name="P2"/>
      <text:p text:style-name="P2"/>
      <text:p text:style-name="P2"/>
      <text:p text:style-name="P4">Question 2(with all of its parts) is answered in this document.</text:p>
      <text:p text:style-name="P4">No Prolog implmentation is done for this question.</text:p>
      <text:p text:style-name="P4"/>
      <text:p text:style-name="P4"/>
      <text:p text:style-name="P2">Epidemic Modelling</text:p>
      <text:p text:style-name="P3"/>
      <text:p text:style-name="P19"/>
      <text:p text:style-name="P22">Contents:<text:tab/><text:tab/><text:tab/><text:tab/><text:tab/><text:tab/><text:tab/><text:tab/><text:tab/><text:span text:style-name="T78">(This is page 1)Pg.</text:span></text:p>
      <text:list xml:id="list1796368931" text:style-name="L4">
        <text:list-item>
          <text:p text:style-name="P80">2. a)<text:span text:style-name="T6"> </text:span>Choosing a model with arguments in its support<text:tab/><text:tab/><text:tab/><text:span text:style-name="T8">2</text:span></text:p>
          <text:p text:style-name="P80"/>
        </text:list-item>
        <text:list-item>
          <text:p text:style-name="P80">2. b) Present the Mathematical Model build for inferencing<text:tab/><text:tab/><text:span text:style-name="T8">3</text:span></text:p>
          <text:list>
            <text:list-item>
              <text:p text:style-name="P81"><text:span text:style-name="T6"><text:s/></text:span>(i)<text:span text:style-name="T6"> </text:span>Time required for <text:span text:style-name="T6">x%</text:span> population to get infected<text:tab/><text:tab/> <text:s text:c="3"/><text:span text:style-name="T8">4</text:span></text:p>
            </text:list-item>
            <text:list-item>
              <text:p text:style-name="P81"><text:s/><text:span text:style-name="T72">(ii)</text:span><text:span text:style-name="T7"> </text:span><text:span text:style-name="T72">MOP conditions and its effect on answer of </text:span><text:span text:style-name="T7">(i). <text:s text:c="3"/><text:tab/><text:tab/> <text:s text:c="3"/></text:span></text:p>
              <text:list>
                <text:list-item>
                  <text:p text:style-name="P82">MOP as S<text:tab/><text:tab/><text:tab/><text:tab/><text:tab/><text:tab/><text:tab/><text:tab/><text:tab/><text:tab/><text:span text:style-name="T8">5</text:span></text:p>
                </text:list-item>
                <text:list-item>
                  <text:p text:style-name="P82">MOP as D<text:tab/><text:tab/><text:tab/><text:tab/><text:tab/><text:tab/><text:tab/><text:tab/><text:tab/><text:tab/><text:span text:style-name="T8">5</text:span></text:p>
                </text:list-item>
                <text:list-item>
                  <text:p text:style-name="P82">MOP as SN<text:tab/><text:tab/><text:tab/><text:tab/><text:tab/><text:tab/><text:tab/><text:tab/><text:tab/><text:span text:style-name="T8">6</text:span></text:p>
                </text:list-item>
              </text:list>
            </text:list-item>
          </text:list>
        </text:list-item>
      </text:list>
      <text:p text:style-name="P23"><text:tab/><text:span text:style-name="T6">c) <text:s/></text:span>(iii) The most important change and variable.<text:tab/><text:tab/><text:tab/><text:tab/><text:span text:style-name="T8">7</text:span></text:p>
      <text:p text:style-name="P21"/>
      <text:p text:style-name="P20">Notes:</text:p>
      <text:list xml:id="list1786706817" text:style-name="L5">
        <text:list-item>
          <text:p text:style-name="P83">Calculation and derivations are not shown, only the important equations and calculated data is presented to keep it co<text:span text:style-name="T75">nc</text:span>i<text:span text:style-name="T75">s</text:span>e. </text:p>
        </text:list-item>
        <text:list-item>
          <text:p text:style-name="P84">This pdf contains total <text:span text:style-name="T87">9</text:span> pages.</text:p>
        </text:list-item>
      </text:list>
      <text:p text:style-name="P19"/>
      <text:p text:style-name="P19"><text:soft-page-break/></text:p>
      <text:p text:style-name="P15"><text:span text:style-name="T74">a)</text:span><text:span text:style-name="T73">.</text:span> <text:span text:style-name="T1">Choosing a model </text:span>:</text:p>
      <text:p text:style-name="P15"/>
      <text:p text:style-name="P16">Perspective chosen – <text:span text:style-name="T6">Human Perspective (HP).</text:span></text:p>
      <text:p text:style-name="P18"/>
      <text:p text:style-name="P24">The modelling of the epidemic would yield similar results regardless of the perspective chosen if the scope of the model actually captured reality with all uncertain variables.</text:p>
      <text:p text:style-name="P24">Hence, we chose a perspective through which we can have more insights and data.</text:p>
      <text:p text:style-name="P16"/>
      <text:p text:style-name="P16"/>
      <text:p text:style-name="P17"><text:span text:style-name="T1">Arguments in support</text:span> :</text:p>
      <text:list xml:id="list3349134654" text:style-name="L6">
        <text:list-item>
          <text:p text:style-name="P85">Human world is better known to us than pathogen world. Hence the number of uncertain variables will be less.</text:p>
          <text:p text:style-name="P85"/>
        </text:list-item>
        <text:list-item>
          <text:p text:style-name="P85">Mechanism of the pathogen is unkown(as in any burgeoning epidemic) to us. Hence prediction with the perspective of the virus becomes difficult.</text:p>
          <text:p text:style-name="P85"/>
        </text:list-item>
        <text:list-item>
          <text:p text:style-name="P85">The medium of spread of the pathogen is Humans. Expansion of the pathogen solely depends upon Human mobility and contact duration(according to the question). Hence chosing <text:span text:style-name="T6">HP</text:span> would be more beneficial to fit in the factors into the model.</text:p>
          <text:p text:style-name="P85"/>
        </text:list-item>
        <text:list-item>
          <text:p text:style-name="P86">Of both, the <text:span text:style-name="T6">PP</text:span> model the <text:span text:style-name="T6">HP</text:span> model, the latter would be easily applicable to other Human related areas as the variable mapping would not change much(however the <text:span text:style-name="T6">PP</text:span> would also be applicable but the mapping would be tough).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38"><text:span text:style-name="T73">b).</text:span> <text:span text:style-name="T2">A mathematical model:</text:span></text:p>
      <text:p text:style-name="P36"><text:tab/>We try to formulate the task into an equation which accounts for different variables.</text:p>
      <text:p text:style-name="P37"><text:tab/>Since each zone has different values for different factors, we create an equation with these <text:tab/>factors and apply to each zone seprately.</text:p>
      <text:p text:style-name="P36"><text:tab/>The spread of the virus can be seen as a reaction between two reactants, A and B(Humans <text:tab/>and Pathogens). The rate of reaction will give the rate of cumulative poulation infection at <text:tab/>time t.</text:p>
      <text:p text:style-name="P39"><text:span text:style-name="T10"><text:tab/>So C(t) is the number of cumulative infectious people and </text:span><text:span text:style-name="T11">C</text:span><text:span text:style-name="T26">'</text:span><text:span text:style-name="T11">(t) =</text:span><text:span text:style-name="T10"> </text:span><text:span text:style-name="T23">dC</text:span><text:span text:style-name="T11">(t)/ </text:span><text:span text:style-name="T12">dt</text:span><text:span text:style-name="T11"> gives the rate of <text:tab/>growth of infection. </text:span></text:p>
      <text:p text:style-name="P41"><text:span text:style-name="T10"><text:tab/>The rate C</text:span><text:span text:style-name="T25">'</text:span><text:span text:style-name="T10">(t) depends on the number of infectious people present at time t i.e,C(t) and the <text:tab/>growth factor </text:span>r<text:span text:style-name="T10"> :</text:span></text:p>
      <text:p text:style-name="P40"><text:span text:style-name="T11"><text:tab/>C</text:span><text:span text:style-name="T26">'</text:span><text:span text:style-name="T11">(t) =</text:span><text:span text:style-name="T10"> </text:span><text:span text:style-name="T23">dC</text:span><text:span text:style-name="T11">(t)/ </text:span><text:span text:style-name="T12">dt = r</text:span><text:span text:style-name="T11"> * C(t)</text:span><text:span text:style-name="T13">k<text:tab/><text:tab/><text:tab/><text:tab/><text:tab/></text:span><text:span text:style-name="T65">(1)</text:span></text:p>
      <text:p text:style-name="P42"><text:span text:style-name="T21"><text:tab/>Where the growth parameter </text:span><text:span text:style-name="T22">is </text:span><text:span text:style-name="T20">k </text:span><text:span text:style-name="T27">ϵ [0,1]. </text:span><text:span text:style-name="T37">k</text:span><text:span text:style-name="T27"> = 0 means the rate is linear and equals </text:span><text:span text:style-name="T37">r,</text:span><text:span text:style-name="T27"> and </text:span><text:span text:style-name="T37">k</text:span><text:span text:style-name="T27"> <text:tab/>=1 means the rate is exponential. Considering the given task </text:span><text:span text:style-name="T39">we chose </text:span><text:span text:style-name="T40">k</text:span><text:span text:style-name="T39"> to be 0.95</text:span><text:span text:style-name="T27"> as the <text:tab/>infection is epidemic and </text:span><text:span text:style-name="T37">k</text:span><text:span text:style-name="T27"> will be uniform for all zones(as given in the task).</text:span></text:p>
      <text:p text:style-name="P43"><text:span text:style-name="T25"><text:tab/>The growth factor </text:span><text:span text:style-name="T24">r</text:span><text:span text:style-name="T25"> depends upon the average inter-person(radial) space </text:span><text:span text:style-name="T41">R,</text:span><text:span text:style-name="T28"> average duration <text:tab/>of time between when two person contact &lt;</text:span><text:span text:style-name="T41">t</text:span><text:span text:style-name="T68">c</text:span><text:span text:style-name="T41">&gt; <text:s/></text:span><text:span text:style-name="T28">and the probability </text:span><text:span text:style-name="T41">P</text:span><text:span text:style-name="T28"> of tranmission of <text:tab/>infection, all according to the given zone.</text:span></text:p>
      <text:p text:style-name="P44"><text:span text:style-name="T24">r </text:span><text:span text:style-name="T25">=</text:span><text:span text:style-name="T24"> </text:span><text:span text:style-name="T25">&lt;</text:span><text:span text:style-name="T24">t</text:span><text:span text:style-name="T67">c</text:span><text:span text:style-name="T25">&gt; * </text:span><text:span text:style-name="T24">P / R<text:tab/><text:tab/><text:tab/><text:tab/><text:tab/></text:span><text:span text:style-name="T29">(2)</text:span></text:p>
      <text:p text:style-name="P58"/>
      <text:p text:style-name="P59"><text:tab/>Upon solving eq.(1) we get,</text:p>
      <text:p text:style-name="P28"><text:span text:style-name="T24">C(t) = </text:span><text:span text:style-name="T42">( </text:span><text:span text:style-name="T24">(1 / m) * </text:span><text:span text:style-name="T43">r </text:span><text:span text:style-name="T24">* </text:span><text:span text:style-name="T43">t <text:s/>+ <text:s/>A </text:span><text:span text:style-name="T42">)</text:span><text:span text:style-name="T14">m</text:span><text:span text:style-name="T42"><text:tab/><text:tab/><text:tab/><text:tab/></text:span><text:span text:style-name="T24">(3)</text:span></text:p>
      <text:p text:style-name="P26"><text:span text:style-name="T24"><text:tab/>where m = 1 / (1 – </text:span><text:span text:style-name="T43">k</text:span><text:span text:style-name="T24">), and </text:span><text:span text:style-name="T43">A</text:span><text:span text:style-name="T24"> = C(0)</text:span><text:span text:style-name="T16">1/m</text:span><text:span text:style-name="T47"> </text:span><text:span text:style-name="T24">when t = 0 was put in solved equation to get the <text:tab/>integration constant.</text:span></text:p>
      <text:p text:style-name="P60"><text:tab/>C(0) is the infectious population at start time, which is</text:p>
      <text:p text:style-name="P29"><text:span text:style-name="T51"><text:tab/>C(0) = </text:span><text:span text:style-name="T43">N</text:span><text:span text:style-name="T49"> / </text:span><text:span text:style-name="T44">q<text:tab/><text:tab/><text:tab/><text:tab/><text:tab/><text:tab/></text:span><text:span text:style-name="T51">(4)</text:span></text:p>
      <text:p text:style-name="P27"><text:span text:style-name="T49"><text:tab/> </text:span><text:span text:style-name="T44">N</text:span><text:span text:style-name="T49"> is the total population of the zone and </text:span><text:span text:style-name="T44">q</text:span><text:span text:style-name="T49"> defines </text:span><text:span text:style-name="T44">no. of carriers per q person </text:span><text:span text:style-name="T49">(in the task <text:tab/></text:span><text:span text:style-name="T44">q </text:span><text:span text:style-name="T49">is represented by </text:span><text:span text:style-name="T44">r, </text:span><text:span text:style-name="T49">here </text:span><text:span text:style-name="T44">r </text:span><text:span text:style-name="T49">is used for growth rate).</text:span></text:p>
      <text:p text:style-name="P61"/>
      <text:p text:style-name="P61"/>
      <text:p text:style-name="P61"/>
      <text:p text:style-name="P61"/>
      <text:p text:style-name="P61"><text:soft-page-break/></text:p>
      <text:p text:style-name="P48"><text:span text:style-name="T58">(</text:span><text:span text:style-name="T52">i).</text:span></text:p>
      <text:p text:style-name="P48"><text:span text:style-name="T25"><text:tab/>Time required for </text:span><text:span text:style-name="T24">x</text:span><text:span text:style-name="T25">% population to be infected(in a particular zone):</text:span></text:p>
      <text:p text:style-name="P45"><text:span text:style-name="T25"><text:tab/>We can get the time </text:span><text:span text:style-name="T24">t</text:span><text:span text:style-name="T25"> </text:span><text:span text:style-name="T31">(in days) </text:span><text:span text:style-name="T25">from eq. (3).</text:span></text:p>
      <text:p text:style-name="P62"><text:tab/>Choosing variable values, </text:p>
      <text:p text:style-name="P46"><text:span text:style-name="T24"><text:tab/>R = </text:span><text:span text:style-name="T50">2</text:span><text:span text:style-name="T30">.</text:span><text:span text:style-name="T50">5</text:span><text:span text:style-name="T30"> to </text:span><text:span text:style-name="T50">1.5</text:span><text:span text:style-name="T30"> meters (Zone MSZ(2.5m-2m) and MICZ(2m-1.5m) as the variable values will <text:tab/>be nearly similar for these two zones). Average is </text:span><text:span text:style-name="T50">2</text:span><text:span text:style-name="T30"> <text:s/>meters.</text:span></text:p>
      <text:p text:style-name="P46"><text:span text:style-name="T24"><text:tab/>n</text:span><text:span text:style-name="T50">(</text:span><text:span text:style-name="T30">total population = 20 million)</text:span><text:span text:style-name="T24"> or N = </text:span><text:span text:style-name="T50">7%</text:span><text:span text:style-name="T30">(MSZ) +</text:span><text:span text:style-name="T50"> 10%</text:span><text:span text:style-name="T30">(MICZ) of 20 million = </text:span><text:span text:style-name="T50">3.4</text:span><text:span text:style-name="T30"> <text:tab/>million.</text:span></text:p>
      <text:p text:style-name="P46"><text:span text:style-name="T30"><text:tab/>&lt;</text:span><text:span text:style-name="T50">t</text:span><text:span text:style-name="T70">c</text:span><text:span text:style-name="T48">&gt;</text:span><text:span text:style-name="T30">(average contact duration b/w two people) = 5 seconds.</text:span><text:span text:style-name="T24"> <text:s/></text:span></text:p>
      <text:p text:style-name="P49"><text:span text:style-name="T24"><text:tab/>P</text:span><text:span text:style-name="T25">(the probability <text:s/></text:span><text:span text:style-name="T28">of tranmission of infection</text:span><text:span text:style-name="T25">) = </text:span><text:span text:style-name="T24">0.7</text:span><text:span text:style-name="T25">(given in task).</text:span></text:p>
      <text:p text:style-name="P31"><text:span text:style-name="T24"><text:tab/>We get </text:span><text:span text:style-name="T59">from eq.(2)</text:span><text:span text:style-name="T24">,</text:span></text:p>
      <text:p text:style-name="P50"><text:span text:style-name="T24">r = &lt;t</text:span><text:span text:style-name="T69">c</text:span><text:span text:style-name="T47">&gt; * </text:span><text:span text:style-name="T24">P / R</text:span></text:p>
      <text:p text:style-name="P67">r = 5 * 0.7 / 2 </text:p>
      <text:p text:style-name="P67">r = 1.75.</text:p>
      <text:p text:style-name="P49"><text:span text:style-name="T24"><text:tab/>k = 0.95 </text:span><text:span text:style-name="T25">(epidemic hence near to exponential growth)</text:span></text:p>
      <text:p text:style-name="P30"><text:span text:style-name="T24">m = 1 / (1 – </text:span><text:span text:style-name="T43">k</text:span><text:span text:style-name="T24">) </text:span><text:span text:style-name="T51">= 1 / (1- </text:span><text:span text:style-name="T45">0.95</text:span><text:span text:style-name="T51">) = 20.</text:span></text:p>
      <text:p text:style-name="P32"><text:span text:style-name="T51"><text:tab/>F</text:span><text:span text:style-name="T24">rom eq.(4)</text:span></text:p>
      <text:p text:style-name="P50"><text:span text:style-name="T24">A = </text:span><text:span text:style-name="T25">C(0)</text:span><text:span text:style-name="T17">1/m </text:span><text:span text:style-name="T25">= (Initial infectious population</text:span><text:span text:style-name="T19"> </text:span><text:span text:style-name="T25">)</text:span><text:span text:style-name="T17">1/m </text:span><text:span text:style-name="T25">= </text:span><text:span text:style-name="T59">N / q.</text:span></text:p>
      <text:p text:style-name="P33"><text:span text:style-name="T24">Let </text:span><text:span text:style-name="T43">q = 1 </text:span><text:span text:style-name="T24">million (i.e, </text:span><text:span text:style-name="T43">1</text:span><text:span text:style-name="T24"> carrier in a million people),</text:span></text:p>
      <text:p text:style-name="P51"><text:span text:style-name="T24">A</text:span><text:span text:style-name="T25"> = (</text:span><text:span text:style-name="T24">3.4 / 1)</text:span><text:span text:style-name="T16">1/20 </text:span><text:span text:style-name="T24">= </text:span><text:span text:style-name="T25">(</text:span><text:span text:style-name="T24">3.4 / 1)</text:span><text:span text:style-name="T16">0.05</text:span><text:span text:style-name="T47"> </text:span><text:span text:style-name="T24">= 1.06.</text:span></text:p>
      <text:p text:style-name="P32"><text:span text:style-name="T24"><text:tab/>Now, for </text:span><text:span text:style-name="T43">x = 25, </text:span><text:span text:style-name="T24">we have to find the time required for </text:span><text:span text:style-name="T43">25% </text:span><text:span text:style-name="T24">population to get infected.</text:span></text:p>
      <text:p text:style-name="P32"><text:span text:style-name="T24"><text:tab/>C(t) = </text:span><text:span text:style-name="T43">25%</text:span><text:span text:style-name="T24"> of</text:span><text:span text:style-name="T43"> 3.4</text:span><text:span text:style-name="T24"> million = </text:span><text:span text:style-name="T43">850k</text:span><text:span text:style-name="T24">.</text:span><text:span text:style-name="T43"> </text:span></text:p>
      <text:p text:style-name="P32"><text:span text:style-name="T24"><text:tab/>Put all </text:span><text:span text:style-name="T60">calculated </text:span><text:span text:style-name="T24">values of </text:span><text:span text:style-name="T43"><text:s/>A, r, </text:span><text:span text:style-name="T24">C(t) and m in eq.(3),</text:span></text:p>
      <text:p text:style-name="P51"><text:span text:style-name="T52">t</text:span><text:span text:style-name="T24"> </text:span><text:span text:style-name="T52">=</text:span><text:span text:style-name="T24"> </text:span><text:span text:style-name="T52">[ </text:span><text:span text:style-name="T25">C(t)</text:span><text:span text:style-name="T17">1/m</text:span><text:span text:style-name="T53"> – </text:span><text:span text:style-name="T52">A ] * </text:span><text:span text:style-name="T53">m / r</text:span></text:p>
      <text:p text:style-name="P51"><text:span text:style-name="T53">=</text:span><text:span text:style-name="T52"> [ </text:span><text:span text:style-name="T53">(850,000)</text:span><text:span text:style-name="T17">0.05</text:span><text:span text:style-name="T53"> – 1.06</text:span><text:span text:style-name="T52"> ] *</text:span><text:span text:style-name="T53"> 20 / </text:span><text:span text:style-name="T52"><text:s/></text:span><text:span text:style-name="T54">1.75</text:span></text:p>
      <text:p text:style-name="P54"><text:span text:style-name="T53">= </text:span><text:span text:style-name="T52">10.50 days.</text:span></text:p>
      <text:p text:style-name="P56"><text:span text:style-name="T64"><text:tab/></text:span><text:span text:style-name="T25">Hence, time required for zones MSZ and MICZ to get </text:span><text:span text:style-name="T24">25% </text:span><text:span text:style-name="T25">of their total population to get </text:span><text:span text:style-name="T64"><text:tab/></text:span><text:span text:style-name="T25">infected under given circumstances is </text:span><text:span text:style-name="T24">10.5 days.</text:span></text:p>
      <text:p text:style-name="P71"><text:soft-page-break/></text:p>
      <text:p text:style-name="P68">(ii).</text:p>
      <text:p text:style-name="P34"><text:span text:style-name="T24"><text:tab/>MOP conditions on answer of </text:span><text:span text:style-name="T43">(i).</text:span></text:p>
      <text:p text:style-name="P34"><text:span text:style-name="T24"><text:tab/></text:span><text:span text:style-name="T43">a).</text:span><text:span text:style-name="T24"> </text:span><text:span text:style-name="T38">MOP is S</text:span><text:span text:style-name="T24">, i.e, everyone stays at home.</text:span></text:p>
      <text:p text:style-name="P34"><text:span text:style-name="T24"><text:tab/><text:tab/>Effect on variable </text:span><text:span text:style-name="T43">r </text:span><text:span text:style-name="T24">,</text:span></text:p>
      <text:p text:style-name="P34"><text:span text:style-name="T24"><text:tab/><text:tab/><text:tab/>&lt;</text:span><text:span text:style-name="T43">t</text:span><text:span text:style-name="T71">c</text:span><text:span text:style-name="T47">&gt; </text:span><text:span text:style-name="T24">average contact time increases, say 100 seconds,</text:span></text:p>
      <text:p text:style-name="P34"><text:span text:style-name="T24"><text:tab/><text:tab/><text:tab/></text:span><text:span text:style-name="T43">P</text:span><text:span text:style-name="T24"> remains same as average time increased had the effect = 0.7,</text:span></text:p>
      <text:p text:style-name="P34"><text:span text:style-name="T24"><text:tab/><text:tab/><text:tab/></text:span><text:span text:style-name="T43">R</text:span><text:span text:style-name="T24"> should decrease as everyone is as home say 1 meter.</text:span></text:p>
      <text:p text:style-name="P69">r = 70.</text:p>
      <text:p text:style-name="P34"><text:span text:style-name="T24"><text:tab/><text:tab/>Effect on growth parameter </text:span><text:span text:style-name="T43">k</text:span><text:span text:style-name="T24">,</text:span></text:p>
      <text:p text:style-name="P34"><text:span text:style-name="T24"><text:tab/><text:tab/><text:tab/>Since groups do not interact with each other </text:span><text:span text:style-name="T43">k </text:span><text:span text:style-name="T24">decreases to 0.4.</text:span></text:p>
      <text:p text:style-name="P63">m = 1.6</text:p>
      <text:p text:style-name="P64"><text:tab/><text:tab/>Hence,</text:p>
      <text:p text:style-name="P52"><text:span text:style-name="T52">t</text:span><text:span text:style-name="T24"> </text:span><text:span text:style-name="T52">=</text:span><text:span text:style-name="T24"> </text:span><text:span text:style-name="T52">[ </text:span><text:span text:style-name="T25">C(t)</text:span><text:span text:style-name="T17">1/m</text:span><text:span text:style-name="T53"> – </text:span><text:span text:style-name="T52">A ] * </text:span><text:span text:style-name="T53">m / r</text:span></text:p>
      <text:p text:style-name="P57"><text:span text:style-name="T24">t = 116.09 </text:span><text:span text:style-name="T25">days.</text:span></text:p>
      <text:p text:style-name="P64"><text:tab/><text:tab/>Hence staying at home increases infection spread time.</text:p>
      <text:p text:style-name="P27"/>
      <text:p text:style-name="P27"/>
      <text:p text:style-name="P27"/>
      <text:p text:style-name="P27"/>
      <text:p text:style-name="P27"/>
      <text:p text:style-name="P35"><text:tab/><text:span text:style-name="T6">b).</text:span> <text:span text:style-name="T1">MOP is D</text:span>, i.e, normal movement, which is the one we calculated in <text:span text:style-name="T6">(i)</text:span> as <text:span text:style-name="T66">10.5 days</text:span><text:span text:style-name="T6">.</text:span></text:p>
      <text:p text:style-name="P55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6"/>
      <text:p text:style-name="P66"/>
      <text:p text:style-name="P35"><text:span text:style-name="T24"><text:tab/></text:span><text:span text:style-name="T43">c).</text:span><text:span text:style-name="T24"> </text:span><text:span text:style-name="T38">MOP is SN</text:span><text:span text:style-name="T24">, i.e, only sick stay at home.</text:span></text:p>
      <text:p text:style-name="P35"><text:span text:style-name="T24"><text:tab/><text:tab/>Effect on </text:span><text:span text:style-name="T43">r,</text:span></text:p>
      <text:p text:style-name="P35"><text:span text:style-name="T43"><text:tab/><text:tab/><text:tab/></text:span><text:span text:style-name="T24">only </text:span><text:span text:style-name="T43">P</text:span><text:span text:style-name="T24"> will decrease as less infectious persons are contacting, say 0.</text:span><text:span text:style-name="T61">5</text:span><text:span text:style-name="T24">.</text:span></text:p>
      <text:p text:style-name="P35"><text:span text:style-name="T24"><text:tab/><text:tab/>Also </text:span><text:span text:style-name="T43">k</text:span><text:span text:style-name="T24"> will decrease, say 0.6.</text:span></text:p>
      <text:p text:style-name="P35"><text:span text:style-name="T24"><text:tab/><text:tab/>So,<text:tab/><text:tab/><text:tab/></text:span><text:span text:style-name="T43">r </text:span><text:span text:style-name="T61"><text:s/></text:span><text:span text:style-name="T46">=</text:span><text:span text:style-name="T61"> </text:span><text:span text:style-name="T46">5 * 0.5 / 2 = 1.25.</text:span></text:p>
      <text:p text:style-name="P35"><text:span text:style-name="T46"><text:tab/><text:tab/><text:tab/><text:tab/><text:tab/></text:span><text:span text:style-name="T61">m = 1 / (1 – 0.6) = </text:span><text:span text:style-name="T46">2.4.</text:span></text:p>
      <text:p text:style-name="P53"><text:span text:style-name="T56">t</text:span><text:span text:style-name="T61"> </text:span><text:span text:style-name="T56">=</text:span><text:span text:style-name="T61"> </text:span><text:span text:style-name="T56">[ </text:span><text:span text:style-name="T32">C(t)</text:span><text:span text:style-name="T18">1/m</text:span><text:span text:style-name="T55"> – </text:span><text:span text:style-name="T56">A ] * </text:span><text:span text:style-name="T55">m / r</text:span></text:p>
      <text:p text:style-name="P35"><text:span text:style-name="T46"><text:tab/><text:tab/><text:tab/><text:tab/></text:span><text:span text:style-name="T57">t = [ </text:span><text:span text:style-name="T56">(850,000)</text:span><text:span text:style-name="T15">0.41</text:span><text:span text:style-name="T56"> <text:s/>- 1.06</text:span><text:span text:style-name="T57">]</text:span><text:span text:style-name="T56"> *</text:span><text:span text:style-name="T57"> </text:span><text:span text:style-name="T56">2.4 /1.25</text:span></text:p>
      <text:p text:style-name="P72">t = 516.00 days.</text:p>
      <text:p text:style-name="P65"><text:tab/><text:tab/>Hence applying this MOP would be the best to longer the time of spread of virus.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70">(iii).</text:p>
      <text:p text:style-name="P45"><text:span text:style-name="T30"><text:tab/></text:span><text:span text:style-name="T33">The most important change as we could see in </text:span><text:span text:style-name="T62">(ii)</text:span><text:span text:style-name="T33"> was to control the mobility by having <text:tab/>only sick/infectious people stay at home. </text:span></text:p>
      <text:p text:style-name="P45"><text:span text:style-name="T33"><text:tab/>It reduces the carrier contact power(</text:span><text:span text:style-name="T62">k</text:span><text:span text:style-name="T33">), infection probability (</text:span><text:span text:style-name="T62">P)</text:span><text:span text:style-name="T33"> which account for most of <text:tab/>the effect in our equation.</text:span></text:p>
      <text:p text:style-name="P47"><text:span text:style-name="T34"><text:tab/></text:span><text:span text:style-name="T35">However, the major </text:span><text:span text:style-name="T36">and most sensitive </text:span><text:span text:style-name="T35">contributor is </text:span><text:span text:style-name="T63">k.</text:span><text:span text:style-name="T35"> </text:span><text:span text:style-name="T36">Even a slight change in it will affect <text:tab/>the outcome by great extent.</text:span><text:span text:style-name="T3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7:45:02.243125124</meta:creation-date>
    <dc:date>2020-05-27T23:40:15.590920954</dc:date>
    <meta:editing-duration>PT2H47M22S</meta:editing-duration>
    <meta:editing-cycles>60</meta:editing-cycles>
    <meta:generator>LibreOffice/6.2.8.2$Linux_X86_64 LibreOffice_project/20$Build-2</meta:generator>
    <meta:document-statistic meta:table-count="0" meta:image-count="0" meta:object-count="0" meta:page-count="9" meta:paragraph-count="135" meta:word-count="1442" meta:character-count="8033" meta:non-whitespace-character-count="6423"/>
  </office:meta>
</office:document-meta>
</file>